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3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text-position="-33% 58%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2" table:number-columns-repeated="12" table:default-cell-style-name="ce2"/>
        <table:table-column table:style-name="co2" table:default-cell-style-name="ce4"/>
        <table:table-row table:style-name="ro1">
          <table:table-cell table:number-columns-repeated="2"/>
          <table:table-cell office:value-type="string" calcext:value-type="string">
            <text:p>Program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Fermín</text:p>
          </table:table-cell>
          <table:table-cell office:value-type="string" calcext:value-type="string">
            <text:p>HClO<text:span text:style-name="T1">3</text:span></text:p>
          </table:table-cell>
          <table:table-cell office:value-type="float" office:value="2.66" calcext:value-type="float">
            <text:p>2,66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Carlitos</text:p>
          </table:table-cell>
          <table:table-cell office:value-type="string" calcext:value-type="string">
            <text:p>H<text:span text:style-name="T1">2</text:span>SO<text:span text:style-name="T1">4</text:span></text:p>
          </table:table-cell>
          <table:table-cell office:value-type="float" office:value="4.22" calcext:value-type="float">
            <text:p>4,22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Pili</text:p>
          </table:table-cell>
          <table:table-cell office:value-type="string" calcext:value-type="string">
            <text:p>CH<text:span text:style-name="T1">3</text:span>COOH+HI</text:p>
          </table:table-cell>
          <table:table-cell office:value-type="float" office:value="4.36" calcext:value-type="float">
            <text:p>4,36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Fernando</text:p>
          </table:table-cell>
          <table:table-cell office:value-type="string" calcext:value-type="string">
            <text:p>H<text:span text:style-name="T1">2</text:span>SO<text:span text:style-name="T1">4</text:span></text:p>
          </table:table-cell>
          <table:table-cell office:value-type="float" office:value="3.68" calcext:value-type="float">
            <text:p>3,68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Juanita</text:p>
          </table:table-cell>
          <table:table-cell office:value-type="string" calcext:value-type="string">
            <text:p>HNO<text:span text:style-name="T1">3</text:span></text:p>
          </table:table-cell>
          <table:table-cell office:value-type="float" office:value="1.85" calcext:value-type="float">
            <text:p>1,85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Manolo</text:p>
          </table:table-cell>
          <table:table-cell office:value-type="string" calcext:value-type="string">
            <text:p>HClO<text:span text:style-name="T1">3</text:span></text:p>
          </table:table-cell>
          <table:table-cell office:value-type="float" office:value="4.9" calcext:value-type="float">
            <text:p>4,90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Juaquines</text:p>
          </table:table-cell>
          <table:table-cell office:value-type="string" calcext:value-type="string">
            <text:p>H<text:span text:style-name="T1">3</text:span>PO<text:span text:style-name="T1">4</text:span></text:p>
          </table:table-cell>
          <table:table-cell office:value-type="float" office:value="3.14" calcext:value-type="float">
            <text:p>3,14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Laura</text:p>
          </table:table-cell>
          <table:table-cell office:value-type="string" calcext:value-type="string">
            <text:p>HNO<text:span text:style-name="T1">3</text:span></text:p>
          </table:table-cell>
          <table:table-cell office:value-type="float" office:value="3.41" calcext:value-type="float">
            <text:p>3,4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Merche</text:p>
          </table:table-cell>
          <table:table-cell office:value-type="string" calcext:value-type="string">
            <text:p>HCl</text:p>
          </table:table-cell>
          <table:table-cell office:value-type="float" office:value="4.72" calcext:value-type="float">
            <text:p>4,72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Prudencio</text:p>
          </table:table-cell>
          <table:table-cell office:value-type="string" calcext:value-type="string">
            <text:p>HNO<text:span text:style-name="T1">3</text:span></text:p>
          </table:table-cell>
          <table:table-cell office:value-type="float" office:value="1.73" calcext:value-type="float">
            <text:p>1,73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ermín</text:p>
          </table:table-cell>
          <table:table-cell table:formula="of:=10-2*[.E3]" office:value-type="float" office:value="4.68" calcext:value-type="float">
            <text:p>4,6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arlitos</text:p>
          </table:table-cell>
          <table:table-cell table:formula="of:=10-2*[.E4]" office:value-type="float" office:value="1.56" calcext:value-type="float">
            <text:p>1,5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ili</text:p>
          </table:table-cell>
          <table:table-cell table:formula="of:=10-2*[.E5]" office:value-type="float" office:value="1.28" calcext:value-type="float">
            <text:p>1,28</text:p>
          </table:table-cell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ernando</text:p>
          </table:table-cell>
          <table:table-cell table:formula="of:=10-2*[.E6]" office:value-type="float" office:value="2.64" calcext:value-type="float">
            <text:p>2,6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Juanita</text:p>
          </table:table-cell>
          <table:table-cell table:formula="of:=10-2*[.E7]" office:value-type="float" office:value="6.3" calcext:value-type="float">
            <text:p>6,3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anolo</text:p>
          </table:table-cell>
          <table:table-cell table:formula="of:=10-2*[.E8]" office:value-type="float" office:value="0.199999999999999" calcext:value-type="float">
            <text:p>0,20</text:p>
          </table:table-cell>
          <table:table-cell office:value-type="string" calcext:value-type="string">
            <text:p>Eliminado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Juaquines</text:p>
          </table:table-cell>
          <table:table-cell table:formula="of:=10-2*[.E9]" office:value-type="float" office:value="3.72" calcext:value-type="float">
            <text:p>3,7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Laura</text:p>
          </table:table-cell>
          <table:table-cell table:formula="of:=10-2*[.E10]" office:value-type="float" office:value="3.18" calcext:value-type="float">
            <text:p>3,1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erche</text:p>
          </table:table-cell>
          <table:table-cell table:formula="of:=10-2*[.E11]" office:value-type="float" office:value="0.560000000000001" calcext:value-type="float">
            <text:p>0,5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rudencio</text:p>
          </table:table-cell>
          <table:table-cell table:formula="of:=10-2*[.E12]" office:value-type="float" office:value="6.54" calcext:value-type="float">
            <text:p>6,54</text:p>
          </table:table-cell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4.1.1.2$Windows_x86 LibreOffice_project/7e4286b58adc75a14f6d83f53a03b6c11fa2903</meta:generator>
    <dc:date>2015-05-30T17:29:22.079000000</dc:date>
    <meta:document-statistic meta:table-count="3" meta:cell-count="63" meta:object-count="0"/>
    <meta:user-defined meta:name="Info 1"/>
    <meta:user-defined meta:name="Info 2"/>
    <meta:user-defined meta:name="Info 3"/>
    <meta:user-defined meta:name="Info 4"/>
  </office:meta>
</office:document-meta>
</file>